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ff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7" style:family="graphic" style:parent-style-name="standard">
      <style:graphic-properties svg:stroke-width="0.051cm" draw:marker-start-width="0.275cm" draw:marker-end-width="0.275cm" draw:textarea-horizontal-align="center" draw:textarea-vertical-align="middle" fo:padding-top="0.149cm" fo:padding-bottom="0.149cm" fo:padding-left="0.274cm" fo:padding-right="0.274cm"/>
    </style:style>
    <style:style style:name="gr8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b3b30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9966cc" draw:textarea-horizontal-align="justify" draw:textarea-vertical-align="middle" draw:auto-grow-height="false" draw:shadow="hidden"/>
    </style:style>
    <style:style style:name="gr12" style:family="graphic" style:parent-style-name="standard">
      <style:graphic-properties svg:stroke-width="0.051cm" draw:marker-start-width="0.276cm" draw:marker-end-width="0.276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fill="solid" draw:fill-color="#cc6633" draw:textarea-horizontal-align="justify" draw:textarea-vertical-align="middle" draw:auto-grow-height="false"/>
    </style:style>
    <style:style style:name="gr14" style:family="graphic" style:parent-style-name="standard">
      <style:graphic-properties svg:stroke-width="0.051cm" svg:stroke-color="#800000" draw:marker-start-width="0.276cm" draw:marker-end-width="0.276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8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="Arrowheads_20_1" draw:marker-start-width="0.35cm" draw:marker-end="Arrowheads_20_1" draw:marker-end-width="0.35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draw:marker-start-width="0.35cm" draw:marker-end="Arrowheads_20_1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345cm" svg:height="6.778cm" svg:x="2.567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3.81cm" svg:height="1.905cm" svg:x="6.141cm" svg:y="4.94cm">
          <text:p text:style-name="P1"><text:span text:style-name="T1">CPU</text:span></text:p>
          <text:p text:style-name="P1"><text:span text:style-name="T1">(ARM, MIPS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2.54cm" svg:height="1.27cm" svg:x="2.8cm" svg:y="1.835cm">
          <text:p text:style-name="P1"><text:span text:style-name="T1">UA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2.54cm" svg:height="1.27cm" svg:x="2.8cm" svg:y="3.105cm">
          <text:p text:style-name="P1"><text:span text:style-name="T1">GPI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2.54cm" svg:height="1.27cm" svg:x="2.8cm" svg:y="4.375cm">
          <text:p text:style-name="P1"><text:span text:style-name="T1">LC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2.54cm" svg:height="1.27cm" svg:x="2.8cm" svg:y="5.645cm">
          <text:p text:style-name="P1"><text:span text:style-name="T1">PL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2.54cm" svg:height="1.27cm" svg:x="2.8cm" svg:y="6.915cm">
          <text:p text:style-name="P1"><text:span text:style-name="T1">TIM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9" draw:id="id9" draw:layer="layout" svg:width="2.54cm" svg:height="1.27cm" svg:x="10.182cm" svg:y="2.439cm">
          <text:p text:style-name="P1"><text:span text:style-name="T1">EBI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905cm" svg:height="0.635cm" svg:x="6.141cm" svg:y="6.845cm">
          <text:p text:style-name="P1"><text:span text:style-name="T1">I-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81cm" svg:height="0.635cm" svg:x="6.141cm" svg:y="7.48cm">
          <text:p text:style-name="P1"><text:span text:style-name="T1">MMU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905cm" svg:height="0.635cm" svg:x="8.042cm" svg:y="6.845cm">
          <text:p text:style-name="P1"><text:span text:style-name="T1">D-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2" draw:id="id2" draw:layer="layout" svg:width="2.54cm" svg:height="1.27cm" svg:x="6.764cm" svg:y="2.735cm">
          <text:p text:style-name="P1"><text:span text:style-name="T1">Control BU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046cm" svg:y1="4.94cm" svg:x2="8.034cm" svg:y2="4.005cm" draw:start-shape="id1" draw:start-glue-point="0" draw:end-shape="id2" draw:end-glue-point="2" svg:d="m8046 4940v-468h-12v-467">
          <text:p/>
        </draw:connector>
        <draw:connector draw:style-name="gr8" draw:text-style-name="P1" draw:layer="layout" draw:line-skew="-0.272cm" svg:x1="6.764cm" svg:y1="3.37cm" svg:x2="5.34cm" svg:y2="7.55cm" draw:start-shape="id2" draw:start-glue-point="3" draw:end-shape="id3" draw:end-glue-point="1" svg:d="m6764 3370h-984v4180h-440">
          <text:p/>
        </draw:connector>
        <draw:connector draw:style-name="gr8" draw:text-style-name="P1" draw:layer="layout" draw:line-skew="-0.272cm" svg:x1="6.764cm" svg:y1="3.37cm" svg:x2="5.34cm" svg:y2="6.28cm" draw:start-shape="id2" draw:start-glue-point="3" draw:end-shape="id4" draw:end-glue-point="1" svg:d="m6764 3370h-984v2910h-440">
          <text:p/>
        </draw:connector>
        <draw:connector draw:style-name="gr8" draw:text-style-name="P1" draw:layer="layout" draw:line-skew="-0.272cm" svg:x1="6.764cm" svg:y1="3.37cm" svg:x2="5.34cm" svg:y2="5.01cm" draw:start-shape="id2" draw:start-glue-point="3" draw:end-shape="id5" draw:end-glue-point="1" svg:d="m6764 3370h-984v1640h-440">
          <text:p/>
        </draw:connector>
        <draw:connector draw:style-name="gr8" draw:text-style-name="P1" draw:layer="layout" draw:line-skew="-0.272cm" svg:x1="6.764cm" svg:y1="3.37cm" svg:x2="5.34cm" svg:y2="3.74cm" draw:start-shape="id2" draw:start-glue-point="3" draw:end-shape="id6" draw:end-glue-point="1" svg:d="m6764 3370h-984v370h-440">
          <text:p/>
        </draw:connector>
        <draw:connector draw:style-name="gr8" draw:text-style-name="P1" draw:layer="layout" draw:line-skew="-0.284cm" svg:x1="6.764cm" svg:y1="3.37cm" svg:x2="5.34cm" svg:y2="2.47cm" draw:start-shape="id2" draw:start-glue-point="3" draw:end-shape="id7" draw:end-glue-point="1" svg:d="m6764 3370h-996v-900h-428">
          <text:p/>
        </draw:connector>
        <draw:custom-shape draw:style-name="gr9" draw:text-style-name="P3" xml:id="id8" draw:id="id8" draw:layer="layout" svg:width="2.005cm" svg:height="0.71cm" svg:x="10.46cm" svg:y="4.935cm">
          <text:p text:style-name="P1"><text:span text:style-name="T2">ROM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8.046cm" svg:y1="4.94cm" svg:x2="11.462cm" svg:y2="4.935cm" draw:start-shape="id1" draw:start-glue-point="0" draw:end-shape="id8" draw:end-glue-point="0" svg:d="m8046 4940v-506h3416v501">
          <text:p/>
        </draw:connector>
        <draw:connector draw:style-name="gr8" draw:text-style-name="P1" draw:layer="layout" draw:line-skew="0.103cm" svg:x1="8.046cm" svg:y1="4.94cm" svg:x2="11.452cm" svg:y2="3.709cm" draw:start-shape="id1" draw:start-glue-point="0" draw:end-shape="id9" draw:end-glue-point="2" svg:d="m8046 4940v-513h3406v-718">
          <text:p/>
        </draw:connector>
        <draw:custom-shape draw:style-name="gr1" draw:text-style-name="P1" draw:layer="layout" svg:width="10.96cm" svg:height="6.725cm" svg:x="11.16cm" svg:y="9.2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3.81cm" svg:height="1.905cm" svg:x="14.561cm" svg:y="12.56cm">
          <text:p text:style-name="P1"><text:span text:style-name="T1">CPU</text:span></text:p>
          <text:p text:style-name="P1"><text:span text:style-name="T1">(CORTEX M4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6" draw:id="id16" draw:layer="layout" svg:width="2.54cm" svg:height="1.27cm" svg:x="11.302cm" svg:y="9.455cm">
          <text:p text:style-name="P1"><text:span text:style-name="T1">UA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5" draw:id="id15" draw:layer="layout" svg:width="2.54cm" svg:height="1.27cm" svg:x="11.302cm" svg:y="10.725cm">
          <text:p text:style-name="P1"><text:span text:style-name="T1">GPI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4" draw:id="id14" draw:layer="layout" svg:width="2.54cm" svg:height="1.27cm" svg:x="11.302cm" svg:y="11.995cm">
          <text:p text:style-name="P1"><text:span text:style-name="T1">LC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3" draw:id="id13" draw:layer="layout" svg:width="2.54cm" svg:height="1.27cm" svg:x="11.302cm" svg:y="13.265cm">
          <text:p text:style-name="P1"><text:span text:style-name="T1">PL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2" draw:id="id12" draw:layer="layout" svg:width="2.54cm" svg:height="1.27cm" svg:x="11.302cm" svg:y="14.535cm">
          <text:p text:style-name="P1"><text:span text:style-name="T1">TIMER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18" draw:id="id18" draw:layer="layout" svg:width="2.54cm" svg:height="1.27cm" svg:x="19.395cm" svg:y="12.678cm">
          <text:p text:style-name="P1"><text:span text:style-name="T1">FLASH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1" draw:id="id11" draw:layer="layout" svg:width="2.54cm" svg:height="1.27cm" svg:x="15.184cm" svg:y="10.355cm">
          <text:p text:style-name="P1"><text:span text:style-name="T1">Control BU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6.466cm" svg:y1="12.56cm" svg:x2="16.454cm" svg:y2="11.625cm" draw:start-shape="id10" draw:start-glue-point="0" draw:end-shape="id11" draw:end-glue-point="2" svg:d="m16466 12560v-468h-12v-467">
          <text:p/>
        </draw:connector>
        <draw:connector draw:style-name="gr8" draw:text-style-name="P1" draw:layer="layout" draw:line-skew="-0.363cm" svg:x1="15.184cm" svg:y1="10.99cm" svg:x2="13.842cm" svg:y2="15.17cm" draw:start-shape="id11" draw:start-glue-point="3" draw:end-shape="id12" draw:end-glue-point="1" svg:d="m15184 10990h-1034v4180h-308">
          <text:p/>
        </draw:connector>
        <draw:connector draw:style-name="gr8" draw:text-style-name="P1" draw:layer="layout" draw:line-skew="-0.363cm" svg:x1="15.184cm" svg:y1="10.99cm" svg:x2="13.842cm" svg:y2="13.9cm" draw:start-shape="id11" draw:start-glue-point="3" draw:end-shape="id13" draw:end-glue-point="1" svg:d="m15184 10990h-1034v2910h-308">
          <text:p/>
        </draw:connector>
        <draw:connector draw:style-name="gr8" draw:text-style-name="P1" draw:layer="layout" draw:line-skew="-0.363cm" svg:x1="15.184cm" svg:y1="10.99cm" svg:x2="13.842cm" svg:y2="12.63cm" draw:start-shape="id11" draw:start-glue-point="3" draw:end-shape="id14" draw:end-glue-point="1" svg:d="m15184 10990h-1034v1640h-308">
          <text:p/>
        </draw:connector>
        <draw:connector draw:style-name="gr8" draw:text-style-name="P1" draw:layer="layout" draw:line-skew="-0.363cm" svg:x1="15.184cm" svg:y1="10.99cm" svg:x2="13.842cm" svg:y2="11.36cm" draw:start-shape="id11" draw:start-glue-point="3" draw:end-shape="id15" draw:end-glue-point="1" svg:d="m15184 10990h-1034v370h-308">
          <text:p/>
        </draw:connector>
        <draw:connector draw:style-name="gr8" draw:text-style-name="P1" draw:layer="layout" draw:line-skew="-0.363cm" svg:x1="15.184cm" svg:y1="10.99cm" svg:x2="13.842cm" svg:y2="10.09cm" draw:start-shape="id11" draw:start-glue-point="3" draw:end-shape="id16" draw:end-glue-point="1" svg:d="m15184 10990h-1034v-900h-308">
          <text:p/>
        </draw:connector>
        <draw:custom-shape draw:style-name="gr9" draw:text-style-name="P3" xml:id="id17" draw:id="id17" draw:layer="layout" svg:width="2.54cm" svg:height="1.27cm" svg:x="19.395cm" svg:y="11.408cm">
          <text:p text:style-name="P1"><text:span text:style-name="T2">ROM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6.466cm" svg:y1="12.56cm" svg:x2="19.395cm" svg:y2="12.043cm" draw:start-shape="id10" draw:start-glue-point="0" draw:end-shape="id17" draw:end-glue-point="3" svg:d="m16466 12560v-517h2929">
          <text:p/>
        </draw:connector>
        <draw:connector draw:style-name="gr8" draw:text-style-name="P1" draw:layer="layout" svg:x1="16.466cm" svg:y1="12.56cm" svg:x2="19.395cm" svg:y2="13.313cm" draw:start-shape="id10" draw:start-glue-point="0" draw:end-shape="id18" draw:end-glue-point="3" svg:d="m16466 12560v-502h2417v1255h512">
          <text:p/>
        </draw:connector>
        <draw:custom-shape draw:style-name="gr9" draw:text-style-name="P2" draw:layer="layout" svg:width="2.54cm" svg:height="1.27cm" svg:x="19.395cm" svg:y="13.948cm">
          <text:p text:style-name="P1"><text:span text:style-name="T1">SRAM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10.345cm" svg:height="6.778cm" svg:x="2.567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9" draw:id="id19" draw:layer="layout" svg:width="3.81cm" svg:height="1.905cm" svg:x="6.141cm" svg:y="4.94cm">
          <text:p text:style-name="P1"><text:span text:style-name="T1">CPU</text:span></text:p>
          <text:p text:style-name="P1"><text:span text:style-name="T1">(ARM, MIPS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5" draw:id="id25" draw:layer="layout" svg:width="2.54cm" svg:height="1.27cm" svg:x="2.8cm" svg:y="1.835cm">
          <text:p text:style-name="P1"><text:span text:style-name="T1">UA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4" draw:id="id24" draw:layer="layout" svg:width="2.54cm" svg:height="1.27cm" svg:x="2.8cm" svg:y="3.105cm">
          <text:p text:style-name="P1"><text:span text:style-name="T1">GPI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3" draw:id="id23" draw:layer="layout" svg:width="2.54cm" svg:height="1.27cm" svg:x="2.8cm" svg:y="4.375cm">
          <text:p text:style-name="P1"><text:span text:style-name="T1">LC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2" draw:id="id22" draw:layer="layout" svg:width="2.54cm" svg:height="1.27cm" svg:x="2.8cm" svg:y="5.645cm">
          <text:p text:style-name="P1"><text:span text:style-name="T1">PL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1" draw:id="id21" draw:layer="layout" svg:width="2.54cm" svg:height="1.27cm" svg:x="2.8cm" svg:y="6.915cm">
          <text:p text:style-name="P1"><text:span text:style-name="T1">TIM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7" draw:id="id27" draw:layer="layout" svg:width="2.54cm" svg:height="1.27cm" svg:x="10.182cm" svg:y="2.439cm">
          <text:p text:style-name="P1"><text:span text:style-name="T1">EBI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905cm" svg:height="0.635cm" svg:x="6.141cm" svg:y="6.845cm">
          <text:p text:style-name="P1"><text:span text:style-name="T1">I-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81cm" svg:height="0.635cm" svg:x="6.141cm" svg:y="7.48cm">
          <text:p text:style-name="P1"><text:span text:style-name="T1">MMU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905cm" svg:height="0.635cm" svg:x="8.042cm" svg:y="6.845cm">
          <text:p text:style-name="P1"><text:span text:style-name="T1">D-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20" draw:id="id20" draw:layer="layout" svg:width="2.54cm" svg:height="1.27cm" svg:x="6.764cm" svg:y="2.735cm">
          <text:p text:style-name="P1"><text:span text:style-name="T1">Control BU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046cm" svg:y1="4.94cm" svg:x2="8.034cm" svg:y2="4.005cm" draw:start-shape="id19" draw:start-glue-point="0" draw:end-shape="id20" draw:end-glue-point="2" svg:d="m8046 4940v-468h-12v-467">
          <text:p/>
        </draw:connector>
        <draw:connector draw:style-name="gr8" draw:text-style-name="P1" draw:layer="layout" svg:x1="6.764cm" svg:y1="3.37cm" svg:x2="5.34cm" svg:y2="7.55cm" draw:start-shape="id20" draw:start-glue-point="3" draw:end-shape="id21" draw:end-glue-point="1" svg:d="m6764 3370h-712v4180h-712">
          <text:p/>
        </draw:connector>
        <draw:connector draw:style-name="gr8" draw:text-style-name="P1" draw:layer="layout" svg:x1="6.764cm" svg:y1="3.37cm" svg:x2="5.34cm" svg:y2="6.28cm" draw:start-shape="id20" draw:start-glue-point="3" draw:end-shape="id22" draw:end-glue-point="1" svg:d="m6764 3370h-712v2910h-712">
          <text:p/>
        </draw:connector>
        <draw:connector draw:style-name="gr8" draw:text-style-name="P1" draw:layer="layout" svg:x1="6.764cm" svg:y1="3.37cm" svg:x2="5.34cm" svg:y2="5.01cm" draw:start-shape="id20" draw:start-glue-point="3" draw:end-shape="id23" draw:end-glue-point="1" svg:d="m6764 3370h-712v1640h-712">
          <text:p/>
        </draw:connector>
        <draw:connector draw:style-name="gr8" draw:text-style-name="P1" draw:layer="layout" draw:line-skew="-0.272cm" svg:x1="6.764cm" svg:y1="3.37cm" svg:x2="5.34cm" svg:y2="3.74cm" draw:start-shape="id20" draw:start-glue-point="3" draw:end-shape="id24" draw:end-glue-point="1" svg:d="m6764 3370h-984v370h-440">
          <text:p/>
        </draw:connector>
        <draw:connector draw:style-name="gr8" draw:text-style-name="P1" draw:layer="layout" draw:line-skew="-0.284cm" svg:x1="6.764cm" svg:y1="3.37cm" svg:x2="5.34cm" svg:y2="2.47cm" draw:start-shape="id20" draw:start-glue-point="3" draw:end-shape="id25" draw:end-glue-point="1" svg:d="m6764 3370h-996v-900h-428">
          <text:p/>
        </draw:connector>
        <draw:custom-shape draw:style-name="gr9" draw:text-style-name="P3" xml:id="id26" draw:id="id26" draw:layer="layout" svg:width="2.005cm" svg:height="0.71cm" svg:x="10.46cm" svg:y="4.935cm">
          <text:p text:style-name="P1"><text:span text:style-name="T2">ROM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8.046cm" svg:y1="4.94cm" svg:x2="11.462cm" svg:y2="4.935cm" draw:start-shape="id19" draw:start-glue-point="0" draw:end-shape="id26" draw:end-glue-point="0" svg:d="m8046 4940v-506h3416v501">
          <text:p/>
        </draw:connector>
        <draw:connector draw:style-name="gr8" draw:text-style-name="P1" draw:layer="layout" svg:x1="8.046cm" svg:y1="4.94cm" svg:x2="11.452cm" svg:y2="3.709cm" draw:start-shape="id19" draw:start-glue-point="0" draw:end-shape="id27" draw:end-glue-point="2" svg:d="m8046 4940v-616h3406v-615">
          <text:p/>
        </draw:connector>
        <draw:custom-shape draw:style-name="gr1" draw:text-style-name="P1" draw:layer="layout" svg:width="10.96cm" svg:height="6.725cm" svg:x="11.16cm" svg:y="9.2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3.81cm" svg:height="1.905cm" svg:x="14.561cm" svg:y="12.56cm">
          <text:p text:style-name="P1"><text:span text:style-name="T1">CPU</text:span></text:p>
          <text:p text:style-name="P1"><text:span text:style-name="T1">(ARM, MIPS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4" draw:id="id34" draw:layer="layout" svg:width="2.54cm" svg:height="1.27cm" svg:x="11.302cm" svg:y="9.455cm">
          <text:p text:style-name="P1"><text:span text:style-name="T1">UA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3" draw:id="id33" draw:layer="layout" svg:width="2.54cm" svg:height="1.27cm" svg:x="11.302cm" svg:y="10.725cm">
          <text:p text:style-name="P1"><text:span text:style-name="T1">GPI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2" draw:id="id32" draw:layer="layout" svg:width="2.54cm" svg:height="1.27cm" svg:x="11.302cm" svg:y="11.995cm">
          <text:p text:style-name="P1"><text:span text:style-name="T1">LC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1" draw:id="id31" draw:layer="layout" svg:width="2.54cm" svg:height="1.27cm" svg:x="11.302cm" svg:y="13.265cm">
          <text:p text:style-name="P1"><text:span text:style-name="T1">PL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0" draw:id="id30" draw:layer="layout" svg:width="2.54cm" svg:height="1.27cm" svg:x="11.302cm" svg:y="14.535cm">
          <text:p text:style-name="P1"><text:span text:style-name="T1">TIMER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36" draw:id="id36" draw:layer="layout" svg:width="2.54cm" svg:height="1.27cm" svg:x="19.395cm" svg:y="12.678cm">
          <text:p text:style-name="P1"><text:span text:style-name="T1">FLASH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9" draw:id="id29" draw:layer="layout" svg:width="2.54cm" svg:height="1.27cm" svg:x="15.184cm" svg:y="10.355cm">
          <text:p text:style-name="P1"><text:span text:style-name="T1">Control BU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6.466cm" svg:y1="12.56cm" svg:x2="16.454cm" svg:y2="11.625cm" draw:start-shape="id28" draw:start-glue-point="0" draw:end-shape="id29" draw:end-glue-point="2" svg:d="m16466 12560v-468h-12v-467">
          <text:p/>
        </draw:connector>
        <draw:connector draw:style-name="gr8" draw:text-style-name="P1" draw:layer="layout" svg:x1="15.184cm" svg:y1="10.99cm" svg:x2="13.842cm" svg:y2="15.17cm" draw:start-shape="id29" draw:start-glue-point="3" draw:end-shape="id30" draw:end-glue-point="1" svg:d="m15184 10990h-671v4180h-671">
          <text:p/>
        </draw:connector>
        <draw:connector draw:style-name="gr8" draw:text-style-name="P1" draw:layer="layout" svg:x1="15.184cm" svg:y1="10.99cm" svg:x2="13.842cm" svg:y2="13.9cm" draw:start-shape="id29" draw:start-glue-point="3" draw:end-shape="id31" draw:end-glue-point="1" svg:d="m15184 10990h-671v2910h-671">
          <text:p/>
        </draw:connector>
        <draw:connector draw:style-name="gr8" draw:text-style-name="P1" draw:layer="layout" svg:x1="15.184cm" svg:y1="10.99cm" svg:x2="13.842cm" svg:y2="12.63cm" draw:start-shape="id29" draw:start-glue-point="3" draw:end-shape="id32" draw:end-glue-point="1" svg:d="m15184 10990h-671v1640h-671">
          <text:p/>
        </draw:connector>
        <draw:connector draw:style-name="gr8" draw:text-style-name="P1" draw:layer="layout" draw:line-skew="-0.363cm" svg:x1="15.184cm" svg:y1="10.99cm" svg:x2="13.842cm" svg:y2="11.36cm" draw:start-shape="id29" draw:start-glue-point="3" draw:end-shape="id33" draw:end-glue-point="1" svg:d="m15184 10990h-1034v370h-308">
          <text:p/>
        </draw:connector>
        <draw:connector draw:style-name="gr8" draw:text-style-name="P1" draw:layer="layout" draw:line-skew="-0.363cm" svg:x1="15.184cm" svg:y1="10.99cm" svg:x2="13.842cm" svg:y2="10.09cm" draw:start-shape="id29" draw:start-glue-point="3" draw:end-shape="id34" draw:end-glue-point="1" svg:d="m15184 10990h-1034v-900h-308">
          <text:p/>
        </draw:connector>
        <draw:custom-shape draw:style-name="gr9" draw:text-style-name="P3" xml:id="id35" draw:id="id35" draw:layer="layout" svg:width="2.54cm" svg:height="1.27cm" svg:x="19.395cm" svg:y="11.408cm">
          <text:p text:style-name="P1"><text:span text:style-name="T2">ROM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6.466cm" svg:y1="12.56cm" svg:x2="19.395cm" svg:y2="12.043cm" draw:start-shape="id28" draw:start-glue-point="0" draw:end-shape="id35" draw:end-glue-point="3" svg:d="m16466 12560v-517h2929">
          <text:p/>
        </draw:connector>
        <draw:connector draw:style-name="gr8" draw:text-style-name="P1" draw:layer="layout" svg:x1="16.466cm" svg:y1="12.56cm" svg:x2="19.395cm" svg:y2="13.313cm" draw:start-shape="id28" draw:start-glue-point="0" draw:end-shape="id36" draw:end-glue-point="3" svg:d="m16466 12560v-502h2417v1255h512">
          <text:p/>
        </draw:connector>
        <draw:custom-shape draw:style-name="gr9" draw:text-style-name="P2" draw:layer="layout" svg:width="2.54cm" svg:height="1.27cm" svg:x="19.395cm" svg:y="13.948cm">
          <text:p text:style-name="P1"><text:span text:style-name="T1">SRAM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10.96cm" svg:height="7.62cm" svg:x="5.442cm" svg:y="12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7" draw:id="id37" draw:layer="layout" svg:width="3.81cm" svg:height="1.905cm" svg:x="8.843cm" svg:y="15.735cm">
          <text:p text:style-name="P1"><text:span text:style-name="T1">CPU</text:span></text:p>
          <text:p text:style-name="P1"><text:span text:style-name="T1">ARM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3" draw:id="id43" draw:layer="layout" svg:width="2.54cm" svg:height="1.27cm" svg:x="5.584cm" svg:y="12.63cm">
          <text:p text:style-name="P1"><text:span text:style-name="T1">UA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2" draw:id="id42" draw:layer="layout" svg:width="2.54cm" svg:height="1.27cm" svg:x="5.584cm" svg:y="13.9cm">
          <text:p text:style-name="P1"><text:span text:style-name="T1">GPI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1" draw:id="id41" draw:layer="layout" svg:width="2.54cm" svg:height="1.27cm" svg:x="5.584cm" svg:y="15.17cm">
          <text:p text:style-name="P1"><text:span text:style-name="T1">Watch Do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0" draw:id="id40" draw:layer="layout" svg:width="2.54cm" svg:height="1.27cm" svg:x="5.584cm" svg:y="16.44cm">
          <text:p text:style-name="P1"><text:span text:style-name="T1">CLOCK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9" draw:id="id39" draw:layer="layout" svg:width="2.54cm" svg:height="1.27cm" svg:x="5.584cm" svg:y="17.71cm">
          <text:p text:style-name="P1"><text:span text:style-name="T1">TIMER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44" draw:id="id44" draw:layer="layout" svg:width="2.54cm" svg:height="1.27cm" svg:x="13.677cm" svg:y="16.353cm">
          <text:p text:style-name="P1"><text:span text:style-name="T1">RA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8" draw:id="id38" draw:layer="layout" svg:width="2.54cm" svg:height="1.27cm" svg:x="9.466cm" svg:y="13.53cm">
          <text:p text:style-name="P1"><text:span text:style-name="T1">Control BU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0.748cm" svg:y1="15.735cm" svg:x2="10.736cm" svg:y2="14.8cm" draw:start-shape="id37" draw:start-glue-point="0" draw:end-shape="id38" draw:end-glue-point="2" svg:d="m10748 15735v-468h-12v-467">
          <text:p/>
        </draw:connector>
        <draw:connector draw:style-name="gr8" draw:text-style-name="P1" draw:layer="layout" svg:x1="9.466cm" svg:y1="14.165cm" svg:x2="8.124cm" svg:y2="18.345cm" draw:start-shape="id38" draw:start-glue-point="3" draw:end-shape="id39" draw:end-glue-point="1" svg:d="m9466 14165h-671v4180h-671">
          <text:p/>
        </draw:connector>
        <draw:connector draw:style-name="gr8" draw:text-style-name="P1" draw:layer="layout" svg:x1="9.466cm" svg:y1="14.165cm" svg:x2="8.124cm" svg:y2="17.075cm" draw:start-shape="id38" draw:start-glue-point="3" draw:end-shape="id40" draw:end-glue-point="1" svg:d="m9466 14165h-671v2910h-671">
          <text:p/>
        </draw:connector>
        <draw:connector draw:style-name="gr8" draw:text-style-name="P1" draw:layer="layout" svg:x1="9.466cm" svg:y1="14.165cm" svg:x2="8.124cm" svg:y2="15.805cm" draw:start-shape="id38" draw:start-glue-point="3" draw:end-shape="id41" draw:end-glue-point="1" svg:d="m9466 14165h-671v1640h-671">
          <text:p/>
        </draw:connector>
        <draw:connector draw:style-name="gr8" draw:text-style-name="P1" draw:layer="layout" draw:line-skew="-0.363cm" svg:x1="9.466cm" svg:y1="14.165cm" svg:x2="8.124cm" svg:y2="14.535cm" draw:start-shape="id38" draw:start-glue-point="3" draw:end-shape="id42" draw:end-glue-point="1" svg:d="m9466 14165h-1034v370h-308">
          <text:p/>
        </draw:connector>
        <draw:connector draw:style-name="gr8" draw:text-style-name="P1" draw:layer="layout" draw:line-skew="-0.363cm" svg:x1="9.466cm" svg:y1="14.165cm" svg:x2="8.124cm" svg:y2="13.265cm" draw:start-shape="id38" draw:start-glue-point="3" draw:end-shape="id43" draw:end-glue-point="1" svg:d="m9466 14165h-1034v-900h-308">
          <text:p/>
        </draw:connector>
        <draw:connector draw:style-name="gr8" draw:text-style-name="P1" draw:layer="layout" svg:x1="10.748cm" svg:y1="15.735cm" svg:x2="13.677cm" svg:y2="16.988cm" draw:start-shape="id37" draw:start-glue-point="0" draw:end-shape="id44" draw:end-glue-point="3" svg:d="m10748 15735v-502h2417v1755h512">
          <text:p/>
        </draw:connector>
        <draw:custom-shape draw:style-name="gr10" draw:text-style-name="P3" xml:id="id45" draw:id="id45" draw:layer="layout" svg:width="2.54cm" svg:height="1.27cm" svg:x="13.677cm" svg:y="18.542cm">
          <text:p text:style-name="P1"><text:span text:style-name="T2">JTAG</text:span></text:p>
          <text:p text:style-name="P1"><text:span text:style-name="T2">Boundary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46" draw:id="id46" draw:layer="layout" svg:width="3.81cm" svg:height="0.509cm" svg:x="8.843cm" svg:y="17.636cm">
          <text:p text:style-name="P1"><text:span text:style-name="T1">ICE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3.677cm" svg:y1="19.177cm" svg:x2="12.653cm" svg:y2="17.89cm" draw:start-shape="id45" draw:start-glue-point="3" draw:end-shape="id46" draw:end-glue-point="1" svg:d="m13677 19177h-512v-1287h-512">
          <text:p/>
        </draw:connector>
        <draw:custom-shape draw:style-name="gr13" draw:text-style-name="P3" xml:id="id47" draw:id="id47" draw:layer="layout" svg:width="2.64cm" svg:height="1.27cm" svg:x="2.27cm" svg:y="16.449cm">
          <text:p text:style-name="P1"><text:span text:style-name="T2">-||-</text:span></text:p>
          <text:p text:style-name="P1"><text:span text:style-name="T2">OSC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5.584cm" svg:y1="17.075cm" svg:x2="4.91cm" svg:y2="17.084cm" draw:start-shape="id40" draw:start-glue-point="3" draw:end-shape="id47" draw:end-glue-point="1" svg:d="m5584 17075h-337v9h-337">
          <text:p/>
        </draw:connector>
        <draw:custom-shape draw:style-name="gr15" draw:text-style-name="P3" xml:id="id49" draw:id="id49" draw:layer="layout" svg:width="2.64cm" svg:height="1.27cm" svg:x="17.51cm" svg:y="14.035cm">
          <text:p text:style-name="P1"><text:span text:style-name="T2">NAND/NOR </text:span></text:p>
          <text:p text:style-name="P1"><text:span text:style-name="T2">Flash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50" draw:id="id50" draw:layer="layout" svg:width="2.64cm" svg:height="1.27cm" svg:x="17.51cm" svg:y="15.305cm">
          <text:p text:style-name="P1"><text:span text:style-name="T2">SDRAM</text:span></text:p>
          <text:p text:style-name="P1"><text:span text:style-name="T2">DDR/DDR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8" draw:id="id48" draw:layer="layout" svg:width="2.54cm" svg:height="1.27cm" svg:x="13.7cm" svg:y="14.609cm">
          <text:p text:style-name="P1"><text:span text:style-name="T1">EBI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0.748cm" svg:y1="15.735cm" svg:x2="13.7cm" svg:y2="15.244cm" draw:start-shape="id37" draw:start-glue-point="0" draw:end-shape="id48" draw:end-glue-point="3" svg:d="m10748 15735v-502h2429v11h523">
          <text:p/>
        </draw:connector>
        <draw:connector draw:style-name="gr8" draw:text-style-name="P1" draw:layer="layout" svg:x1="16.24cm" svg:y1="15.244cm" svg:x2="17.51cm" svg:y2="14.67cm" draw:start-shape="id48" draw:start-glue-point="1" draw:end-shape="id49" draw:end-glue-point="3" svg:d="m16240 15244h635v-574h635">
          <text:p/>
        </draw:connector>
        <draw:connector draw:style-name="gr8" draw:text-style-name="P1" draw:layer="layout" svg:x1="16.24cm" svg:y1="15.244cm" svg:x2="17.51cm" svg:y2="15.94cm" draw:start-shape="id48" draw:start-glue-point="1" draw:end-shape="id50" draw:end-glue-point="3" svg:d="m16240 15244h635v696h635">
          <text:p/>
        </draw:connector>
        <draw:custom-shape draw:style-name="gr4" draw:text-style-name="P3" xml:id="id51" draw:id="id51" draw:layer="layout" svg:width="2.64cm" svg:height="1.27cm" svg:x="2.27cm" svg:y="12.627cm">
          <text:p text:style-name="P1"><text:span text:style-name="T2">RS232</text:span></text:p>
          <text:p text:style-name="P1"><text:span text:style-name="T2">Level shifter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4.91cm" svg:y1="13.262cm" svg:x2="5.584cm" svg:y2="13.265cm" draw:start-shape="id51" draw:start-glue-point="1" draw:end-shape="id43" draw:end-glue-point="3" svg:d="m4910 13262h337v3h337">
          <text:p/>
        </draw:connector>
        <draw:custom-shape draw:style-name="gr16" draw:text-style-name="P3" xml:id="id52" draw:id="id52" draw:layer="layout" svg:width="2.64cm" svg:height="1.27cm" svg:x="17.454cm" svg:y="18.538cm">
          <text:p text:style-name="P1"><text:span text:style-name="T2">FTDI</text:span></text:p>
          <text:p text:style-name="P1"><text:span text:style-name="T2">JTAG CTRL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6.217cm" svg:y1="19.177cm" svg:x2="17.454cm" svg:y2="19.173cm" draw:start-shape="id45" draw:start-glue-point="1" draw:end-shape="id52" draw:end-glue-point="3" svg:d="m16217 19177h619v-4h618">
          <text:p/>
        </draw:connector>
        <draw:custom-shape draw:style-name="gr1" draw:text-style-name="P1" draw:layer="layout" svg:width="10.96cm" svg:height="8.128cm" svg:x="4.707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3" draw:id="id53" draw:layer="layout" svg:width="3.81cm" svg:height="1.905cm" svg:x="8.108cm" svg:y="6.845cm">
          <text:p text:style-name="P1"><text:span text:style-name="T1">CPU</text:span></text:p>
          <text:p text:style-name="P1"><text:span text:style-name="T1">Blackfi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9" draw:id="id59" draw:layer="layout" svg:width="2.54cm" svg:height="1.27cm" svg:x="4.849cm" svg:y="3.74cm">
          <text:p text:style-name="P1"><text:span text:style-name="T1">UA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8" draw:id="id58" draw:layer="layout" svg:width="2.54cm" svg:height="1.27cm" svg:x="4.849cm" svg:y="5.01cm">
          <text:p text:style-name="P1"><text:span text:style-name="T1">PPI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7" draw:id="id57" draw:layer="layout" svg:width="2.54cm" svg:height="1.27cm" svg:x="4.849cm" svg:y="6.28cm">
          <text:p text:style-name="P1"><text:span text:style-name="T1">SS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6" draw:id="id56" draw:layer="layout" svg:width="2.54cm" svg:height="1.27cm" svg:x="4.849cm" svg:y="7.55cm">
          <text:p text:style-name="P1"><text:span text:style-name="T1">PL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5" draw:id="id55" draw:layer="layout" svg:width="2.54cm" svg:height="1.27cm" svg:x="4.849cm" svg:y="8.82cm">
          <text:p text:style-name="P1"><text:span text:style-name="T1">TIMER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60" draw:id="id60" draw:layer="layout" svg:width="2.54cm" svg:height="1.27cm" svg:x="12.942cm" svg:y="7.463cm">
          <text:p text:style-name="P1"><text:span text:style-name="T1">RA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54" draw:id="id54" draw:layer="layout" svg:width="2.54cm" svg:height="1.27cm" svg:x="8.731cm" svg:y="4.64cm">
          <text:p text:style-name="P1"><text:span text:style-name="T1">Control BU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0.013cm" svg:y1="6.845cm" svg:x2="10.001cm" svg:y2="5.91cm" draw:start-shape="id53" draw:start-glue-point="0" draw:end-shape="id54" draw:end-glue-point="2" svg:d="m10013 6845v-468h-12v-467">
          <text:p/>
        </draw:connector>
        <draw:connector draw:style-name="gr8" draw:text-style-name="P1" draw:layer="layout" draw:line-skew="-0.334cm" svg:x1="8.731cm" svg:y1="5.275cm" svg:x2="7.389cm" svg:y2="9.455cm" draw:start-shape="id54" draw:start-glue-point="3" draw:end-shape="id55" draw:end-glue-point="1" svg:d="m8731 5275h-1005v4180h-337">
          <text:p/>
        </draw:connector>
        <draw:connector draw:style-name="gr8" draw:text-style-name="P1" draw:layer="layout" draw:line-skew="-0.334cm" svg:x1="8.731cm" svg:y1="5.275cm" svg:x2="7.389cm" svg:y2="8.185cm" draw:start-shape="id54" draw:start-glue-point="3" draw:end-shape="id56" draw:end-glue-point="1" svg:d="m8731 5275h-1005v2910h-337">
          <text:p/>
        </draw:connector>
        <draw:connector draw:style-name="gr8" draw:text-style-name="P1" draw:layer="layout" draw:line-skew="-0.341cm" svg:x1="8.731cm" svg:y1="5.275cm" svg:x2="7.389cm" svg:y2="6.915cm" draw:start-shape="id54" draw:start-glue-point="3" draw:end-shape="id57" draw:end-glue-point="1" svg:d="m8731 5275h-1012v1640h-330">
          <text:p/>
        </draw:connector>
        <draw:connector draw:style-name="gr8" draw:text-style-name="P1" draw:layer="layout" draw:line-skew="-0.363cm" svg:x1="8.731cm" svg:y1="5.275cm" svg:x2="7.389cm" svg:y2="5.645cm" draw:start-shape="id54" draw:start-glue-point="3" draw:end-shape="id58" draw:end-glue-point="1" svg:d="m8731 5275h-1034v370h-308">
          <text:p/>
        </draw:connector>
        <draw:connector draw:style-name="gr8" draw:text-style-name="P1" draw:layer="layout" draw:line-skew="-0.363cm" svg:x1="8.731cm" svg:y1="5.275cm" svg:x2="7.389cm" svg:y2="4.375cm" draw:start-shape="id54" draw:start-glue-point="3" draw:end-shape="id59" draw:end-glue-point="1" svg:d="m8731 5275h-1034v-900h-308">
          <text:p/>
        </draw:connector>
        <draw:connector draw:style-name="gr8" draw:text-style-name="P1" draw:layer="layout" svg:x1="10.013cm" svg:y1="6.845cm" svg:x2="12.942cm" svg:y2="8.098cm" draw:start-shape="id53" draw:start-glue-point="0" draw:end-shape="id60" draw:end-glue-point="3" svg:d="m10013 6845v-502h2417v1755h512">
          <text:p/>
        </draw:connector>
        <draw:custom-shape draw:style-name="gr10" draw:text-style-name="P3" xml:id="id61" draw:id="id61" draw:layer="layout" svg:width="2.54cm" svg:height="1.27cm" svg:x="12.942cm" svg:y="9.652cm">
          <text:p text:style-name="P1"><text:span text:style-name="T2">JTAG</text:span></text:p>
          <text:p text:style-name="P1"><text:span text:style-name="T2">Boundary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62" draw:id="id62" draw:layer="layout" svg:width="3.81cm" svg:height="0.509cm" svg:x="8.108cm" svg:y="8.746cm">
          <text:p text:style-name="P1"><text:span text:style-name="T1">ICE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2.942cm" svg:y1="10.287cm" svg:x2="11.918cm" svg:y2="9cm" draw:start-shape="id61" draw:start-glue-point="3" draw:end-shape="id62" draw:end-glue-point="1" svg:d="m12942 10287h-512v-1287h-512">
          <text:p/>
        </draw:connector>
        <draw:custom-shape draw:style-name="gr13" draw:text-style-name="P3" xml:id="id63" draw:id="id63" draw:layer="layout" svg:width="2.64cm" svg:height="1.27cm" svg:x="1.535cm" svg:y="7.559cm">
          <text:p text:style-name="P1"><text:span text:style-name="T2">-||-</text:span></text:p>
          <text:p text:style-name="P1"><text:span text:style-name="T2">OSC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4.849cm" svg:y1="8.185cm" svg:x2="4.175cm" svg:y2="8.194cm" draw:start-shape="id56" draw:start-glue-point="3" draw:end-shape="id63" draw:end-glue-point="1" svg:d="m4849 8185h-337v9h-337">
          <text:p/>
        </draw:connector>
        <draw:custom-shape draw:style-name="gr15" draw:text-style-name="P3" xml:id="id65" draw:id="id65" draw:layer="layout" svg:width="2.64cm" svg:height="1.27cm" svg:x="16.775cm" svg:y="5.145cm">
          <text:p text:style-name="P1"><text:span text:style-name="T2">NAND/NOR </text:span></text:p>
          <text:p text:style-name="P1"><text:span text:style-name="T2">Flash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66" draw:id="id66" draw:layer="layout" svg:width="2.64cm" svg:height="1.27cm" svg:x="16.775cm" svg:y="6.415cm">
          <text:p text:style-name="P1"><text:span text:style-name="T2">SDRAM</text:span></text:p>
          <text:p text:style-name="P1"><text:span text:style-name="T2">DDR/DDR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64" draw:id="id64" draw:layer="layout" svg:width="2.54cm" svg:height="1.27cm" svg:x="12.965cm" svg:y="5.719cm">
          <text:p text:style-name="P1"><text:span text:style-name="T1">EBI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0.013cm" svg:y1="6.845cm" svg:x2="12.965cm" svg:y2="6.354cm" draw:start-shape="id53" draw:start-glue-point="0" draw:end-shape="id64" draw:end-glue-point="3" svg:d="m10013 6845v-502h2429v11h523">
          <text:p/>
        </draw:connector>
        <draw:connector draw:style-name="gr8" draw:text-style-name="P1" draw:layer="layout" svg:x1="15.505cm" svg:y1="6.354cm" svg:x2="16.775cm" svg:y2="5.78cm" draw:start-shape="id64" draw:start-glue-point="1" draw:end-shape="id65" draw:end-glue-point="3" svg:d="m15505 6354h635v-574h635">
          <text:p/>
        </draw:connector>
        <draw:connector draw:style-name="gr8" draw:text-style-name="P1" draw:layer="layout" svg:x1="15.505cm" svg:y1="6.354cm" svg:x2="16.775cm" svg:y2="7.05cm" draw:start-shape="id64" draw:start-glue-point="1" draw:end-shape="id66" draw:end-glue-point="3" svg:d="m15505 6354h635v696h635">
          <text:p/>
        </draw:connector>
        <draw:custom-shape draw:style-name="gr4" draw:text-style-name="P3" xml:id="id67" draw:id="id67" draw:layer="layout" svg:width="2.64cm" svg:height="1.27cm" svg:x="1.535cm" svg:y="3.737cm">
          <text:p text:style-name="P1"><text:span text:style-name="T2">RS232</text:span></text:p>
          <text:p text:style-name="P1"><text:span text:style-name="T2">Level shifter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4.175cm" svg:y1="4.372cm" svg:x2="4.849cm" svg:y2="4.375cm" draw:start-shape="id67" draw:start-glue-point="1" draw:end-shape="id59" draw:end-glue-point="3" svg:d="m4175 4372h337v3h337">
          <text:p/>
        </draw:connector>
        <draw:custom-shape draw:style-name="gr16" draw:text-style-name="P3" xml:id="id68" draw:id="id68" draw:layer="layout" svg:width="2.64cm" svg:height="1.27cm" svg:x="16.719cm" svg:y="9.648cm">
          <text:p text:style-name="P1"><text:span text:style-name="T2">FTDI</text:span></text:p>
          <text:p text:style-name="P1"><text:span text:style-name="T2">JTAG CTRL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5.482cm" svg:y1="10.287cm" svg:x2="16.719cm" svg:y2="10.283cm" draw:start-shape="id61" draw:start-glue-point="1" draw:end-shape="id68" draw:end-glue-point="3" svg:d="m15482 10287h619v-4h618">
          <text:p/>
        </draw:connector>
        <draw:custom-shape draw:style-name="gr3" draw:text-style-name="P2" xml:id="id70" draw:id="id70" draw:layer="layout" svg:width="2.54cm" svg:height="1.27cm" svg:x="4.849cm" svg:y="10.09cm">
          <text:p text:style-name="P1"><text:span text:style-name="T1">SPI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69" draw:id="id69" draw:layer="layout" svg:width="2.64cm" svg:height="1.27cm" svg:x="1.635cm" svg:y="10.075cm">
          <text:p text:style-name="P1"><text:span text:style-name="T2">SPI</text:span></text:p>
          <text:p text:style-name="P1"><text:span text:style-name="T2">EEPROM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4.275cm" svg:y1="10.71cm" svg:x2="4.849cm" svg:y2="10.725cm" draw:start-shape="id69" draw:start-glue-point="1" draw:end-shape="id70" draw:end-glue-point="3" svg:d="m4275 10710h287v15h287">
          <text:p/>
        </draw:connector>
      </draw:page>
      <draw:page draw:name="page4" draw:style-name="dp1" draw:master-page-name="Default">
        <draw:custom-shape draw:style-name="gr17" draw:text-style-name="P1" draw:layer="layout" svg:width="10.96cm" svg:height="6.725cm" svg:x="7.183cm" svg:y="10.1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1.905cm" svg:x="10.584cm" svg:y="13.2cm">
          <text:p text:style-name="P1"><text:span text:style-name="T1">CPU</text:span></text:p>
          <text:p text:style-name="P1"><text:span text:style-name="T1">(CORTEX M4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83" draw:id="id83" draw:layer="layout" svg:width="2.54cm" svg:height="1.27cm" svg:x="15.362cm" svg:y="10.394cm">
          <text:p text:style-name="P1"><text:span text:style-name="T1">UA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84" draw:id="id84" draw:layer="layout" svg:width="2.54cm" svg:height="1.27cm" svg:x="15.362cm" svg:y="11.664cm">
          <text:p text:style-name="P1"><text:span text:style-name="T1">IS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27cm" svg:x="15.362cm" svg:y="12.934cm">
          <text:p text:style-name="P1"><text:span text:style-name="T1">ADC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27cm" svg:x="15.362cm" svg:y="14.204cm">
          <text:p text:style-name="P1"><text:span text:style-name="T1">GPI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27cm" svg:x="15.362cm" svg:y="15.474cm">
          <text:p text:style-name="P1"><text:span text:style-name="T1">TIMER/PWM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54cm" svg:height="1.27cm" svg:x="7.245cm" svg:y="13.352cm">
          <text:p text:style-name="P1"><text:span text:style-name="T1">FLASH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54cm" svg:height="1.27cm" svg:x="11.207cm" svg:y="11.295cm">
          <text:p text:style-name="P1"><text:span text:style-name="T1">Control BU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4cm" svg:height="1.27cm" svg:x="7.245cm" svg:y="12.082cm">
          <text:p text:style-name="P1"><text:span text:style-name="T2">ROM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54cm" svg:height="1.27cm" svg:x="7.245cm" svg:y="14.622cm">
          <text:p text:style-name="P1"><text:span text:style-name="T1">SRAM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89cm" svg:height="8.255cm" svg:x="21.542cm" svg:y="10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71" draw:id="id71" draw:layer="layout" svg:width="3.81cm" svg:height="1.905cm" svg:x="24.943cm" svg:y="13.494cm">
          <text:p text:style-name="P1"><text:span text:style-name="T1">CPU</text:span></text:p>
          <text:p text:style-name="P1"><text:span text:style-name="T1">ARM92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7" draw:id="id77" draw:layer="layout" svg:width="2.54cm" svg:height="1.27cm" svg:x="21.684cm" svg:y="10.389cm">
          <text:p text:style-name="P1"><text:span text:style-name="T1">UA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6" draw:id="id76" draw:layer="layout" svg:width="2.54cm" svg:height="1.27cm" svg:x="21.684cm" svg:y="11.659cm">
          <text:p text:style-name="P1"><text:span text:style-name="T1">GPI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5" draw:id="id75" draw:layer="layout" svg:width="2.54cm" svg:height="1.27cm" svg:x="21.684cm" svg:y="12.929cm">
          <text:p text:style-name="P1"><text:span text:style-name="T1">EBI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4" draw:id="id74" draw:layer="layout" svg:width="2.54cm" svg:height="1.27cm" svg:x="21.684cm" svg:y="14.199cm">
          <text:p text:style-name="P1"><text:span text:style-name="T1">CLOCK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3" draw:id="id73" draw:layer="layout" svg:width="2.54cm" svg:height="1.27cm" svg:x="21.684cm" svg:y="15.469cm">
          <text:p text:style-name="P1"><text:span text:style-name="T1">USB/Video/</text:span></text:p>
          <text:p text:style-name="P1"><text:span text:style-name="T1">Audio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54cm" svg:height="1.27cm" svg:x="24.449cm" svg:y="16.359cm">
          <text:p text:style-name="P1"><text:span text:style-name="T1">RA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72" draw:id="id72" draw:layer="layout" svg:width="2.54cm" svg:height="1.27cm" svg:x="25.566cm" svg:y="11.289cm">
          <text:p text:style-name="P1"><text:span text:style-name="T1">Control BU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26.848cm" svg:y1="13.494cm" svg:x2="26.836cm" svg:y2="12.559cm" draw:start-shape="id71" draw:start-glue-point="0" draw:end-shape="id72" draw:end-glue-point="2" svg:d="m26848 13494v-468h-12v-467">
          <text:p/>
        </draw:connector>
        <draw:connector draw:style-name="gr8" draw:text-style-name="P1" draw:layer="layout" draw:line-skew="-0.345cm" svg:x1="25.566cm" svg:y1="11.924cm" svg:x2="24.224cm" svg:y2="16.104cm" draw:start-shape="id72" draw:start-glue-point="3" draw:end-shape="id73" draw:end-glue-point="1" svg:d="m25566 11924h-1016v4180h-326">
          <text:p/>
        </draw:connector>
        <draw:connector draw:style-name="gr8" draw:text-style-name="P1" draw:layer="layout" draw:line-skew="-0.345cm" svg:x1="25.566cm" svg:y1="11.924cm" svg:x2="24.224cm" svg:y2="14.834cm" draw:start-shape="id72" draw:start-glue-point="3" draw:end-shape="id74" draw:end-glue-point="1" svg:d="m25566 11924h-1016v2910h-326">
          <text:p/>
        </draw:connector>
        <draw:connector draw:style-name="gr8" draw:text-style-name="P1" draw:layer="layout" draw:line-skew="-0.345cm" svg:x1="25.566cm" svg:y1="11.924cm" svg:x2="24.224cm" svg:y2="13.564cm" draw:start-shape="id72" draw:start-glue-point="3" draw:end-shape="id75" draw:end-glue-point="1" svg:d="m25566 11924h-1016v1640h-326">
          <text:p/>
        </draw:connector>
        <draw:connector draw:style-name="gr8" draw:text-style-name="P1" draw:layer="layout" draw:line-skew="-0.363cm" svg:x1="25.566cm" svg:y1="11.924cm" svg:x2="24.224cm" svg:y2="12.294cm" draw:start-shape="id72" draw:start-glue-point="3" draw:end-shape="id76" draw:end-glue-point="1" svg:d="m25566 11924h-1034v370h-308">
          <text:p/>
        </draw:connector>
        <draw:connector draw:style-name="gr8" draw:text-style-name="P1" draw:layer="layout" draw:line-skew="-0.345cm" svg:x1="25.566cm" svg:y1="11.924cm" svg:x2="24.224cm" svg:y2="11.024cm" draw:start-shape="id72" draw:start-glue-point="3" draw:end-shape="id77" draw:end-glue-point="1" svg:d="m25566 11924h-1016v-900h-326">
          <text:p/>
        </draw:connector>
        <draw:custom-shape draw:style-name="gr10" draw:text-style-name="P3" draw:layer="layout" svg:width="2.54cm" svg:height="1.27cm" svg:x="27.166cm" svg:y="16.333cm">
          <text:p text:style-name="P1"><text:span text:style-name="T2">JTAG</text:span></text:p>
          <text:p text:style-name="P1"><text:span text:style-name="T2">Boundary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2" draw:layer="layout" svg:width="3.81cm" svg:height="0.509cm" svg:x="24.943cm" svg:y="15.395cm">
          <text:p text:style-name="P1"><text:span text:style-name="T1">IC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78" draw:id="id78" draw:layer="layout" svg:width="2.64cm" svg:height="1.27cm" svg:x="18.37cm" svg:y="14.196cm">
          <text:p text:style-name="P1"><text:span text:style-name="T2">-||-</text:span></text:p>
          <text:p text:style-name="P1"><text:span text:style-name="T2">OSC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21.684cm" svg:y1="14.834cm" svg:x2="21.01cm" svg:y2="14.831cm" draw:start-shape="id74" draw:start-glue-point="3" draw:end-shape="id78" draw:end-glue-point="1" svg:d="m21684 14834h-337v-3h-337">
          <text:p/>
        </draw:connector>
        <draw:custom-shape draw:style-name="gr15" draw:text-style-name="P3" xml:id="id82" draw:id="id82" draw:layer="layout" svg:width="2.64cm" svg:height="1.27cm" svg:x="18.37cm" svg:y="12.933cm">
          <text:p text:style-name="P1"><text:span text:style-name="T2">DD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9" draw:id="id79" draw:layer="layout" svg:width="2.54cm" svg:height="1.27cm" svg:x="21.684cm" svg:y="16.739cm">
          <text:p text:style-name="P1"><text:span text:style-name="T1">SPI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80" draw:id="id80" draw:layer="layout" svg:width="2.64cm" svg:height="1.27cm" svg:x="18.47cm" svg:y="16.058cm">
          <text:p text:style-name="P1"><text:span text:style-name="T2">SPI</text:span></text:p>
          <text:p text:style-name="P1"><text:span text:style-name="T2">Flash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81" draw:id="id81" draw:layer="layout" svg:width="2.64cm" svg:height="1.27cm" svg:x="18.47cm" svg:y="17.328cm">
          <text:p text:style-name="P1"><text:span text:style-name="T2">SD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1.684cm" svg:y1="17.374cm" svg:x2="21.11cm" svg:y2="16.693cm" draw:start-shape="id79" draw:start-glue-point="3" draw:end-shape="id80" draw:end-glue-point="1" svg:d="m21684 17374h-287v-681h-287">
          <text:p/>
        </draw:connector>
        <draw:connector draw:style-name="gr8" draw:text-style-name="P1" draw:layer="layout" svg:x1="21.684cm" svg:y1="17.374cm" svg:x2="21.11cm" svg:y2="17.963cm" draw:start-shape="id79" draw:start-glue-point="3" draw:end-shape="id81" draw:end-glue-point="1" svg:d="m21684 17374h-287v589h-287">
          <text:p/>
        </draw:connector>
        <draw:connector draw:style-name="gr18" draw:text-style-name="P1" draw:layer="layout" svg:x1="21.01cm" svg:y1="13.568cm" svg:x2="21.684cm" svg:y2="13.564cm" draw:start-shape="id82" draw:start-glue-point="1" draw:end-shape="id75" draw:end-glue-point="3" svg:d="m21010 13568h337v-4h337">
          <text:p/>
        </draw:connector>
        <draw:connector draw:style-name="gr19" draw:text-style-name="P1" draw:layer="layout" svg:x1="21.684cm" svg:y1="11.024cm" svg:x2="17.902cm" svg:y2="11.029cm" draw:start-shape="id77" draw:start-glue-point="3" draw:end-shape="id83" svg:d="m21684 11024h-1891v5h-1891">
          <text:p/>
        </draw:connector>
        <draw:connector draw:style-name="gr20" draw:text-style-name="P1" draw:layer="layout" svg:x1="21.684cm" svg:y1="12.294cm" svg:x2="17.902cm" svg:y2="12.299cm" draw:start-shape="id76" draw:start-glue-point="3" draw:end-shape="id84" draw:end-glue-point="1" svg:d="m21684 12294h-1891v5h-1891">
          <text:p/>
        </draw:connector>
        <draw:custom-shape draw:style-name="gr6" draw:text-style-name="P2" draw:layer="layout" svg:width="2.54cm" svg:height="1.27cm" svg:x="11.206cm" svg:y="15.294cm">
          <text:p text:style-name="P1"><text:span text:style-name="T1">FPU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s Camargo</meta:initial-creator>
    <meta:creation-date>2011-03-03T16:02:46</meta:creation-date>
    <meta:generator>LibreOffice/3.5$Linux_x86 LibreOffice_project/350m1$Build-2</meta:generator>
    <dc:date>2012-11-14T18:33:34</dc:date>
    <meta:editing-duration>P1DT5H25M24S</meta:editing-duration>
    <meta:editing-cycles>82</meta:editing-cycles>
    <meta:document-statistic meta:object-count="185"/>
  </office:meta>
</office:document-meta>
</file>